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48.19pt"/>
    </style:style>
    <style:style style:name="co7" style:family="table-column">
      <style:table-column-properties fo:break-before="auto" style:column-width="88.1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106.36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Register_20_Description_20_V1.0">
      <style:table-properties table:display="true" style:writing-mode="lr-tb"/>
    </style:style>
    <style:style style:name="ta2" style:family="table" style:master-page-name="PageStyle_5f_Register_20_Description_20_V1.1">
      <style:table-properties table:display="true" style:writing-mode="lr-tb"/>
    </style:style>
    <style:style style:name="ta3" style:family="table" style:master-page-name="PageStyle_5f_Register_20_Description_20_V1.3">
      <style:table-properties table:display="true" style:writing-mode="lr-tb"/>
    </style:style>
    <style:style style:name="ta4" style:family="table" style:master-page-name="PageStyle_5f_Register_20_Description_20_V1.4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bf1de" style:rotation-align="none"/>
    </style:style>
    <style:style style:name="ce5" style:family="table-cell" style:parent-style-name="Default">
      <style:table-cell-properties fo:background-color="#d7e4bd" style:rotation-align="none"/>
    </style:style>
    <style:style style:name="ce6" style:family="table-cell" style:parent-style-name="Default">
      <style:table-cell-properties fo:background-color="#c3d69b" style:rotation-align="none"/>
    </style:style>
    <style:style style:name="ce7" style:family="table-cell" style:parent-style-name="Default">
      <style:table-cell-properties fo:background-color="#dce6f2" style:rotation-align="none"/>
    </style:style>
    <style:style style:name="ce8" style:family="table-cell" style:parent-style-name="Default">
      <style:table-cell-properties fo:background-color="#b9cde5" style:rotation-align="none"/>
    </style:style>
    <style:style style:name="ce9" style:family="table-cell" style:parent-style-name="Default">
      <style:table-cell-properties fo:background-color="#95b3d7" style:rotation-align="none"/>
    </style:style>
    <style:style style:name="ce10" style:family="table-cell" style:parent-style-name="Default">
      <style:table-cell-properties fo:background-color="#c6d9f1" style:rotation-align="none"/>
    </style:style>
    <style:style style:name="ce11" style:family="table-cell" style:parent-style-name="Default">
      <style:table-cell-properties fo:background-color="#8eb4e3" style:rotation-align="none"/>
    </style:style>
    <style:style style:name="ce12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9cd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8eb4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deada" style:rotation-align="none"/>
    </style:style>
    <style:style style:name="ce23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er Description V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number-columns-repeated="2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MDAQ8 Proto Modbus register description for Software version 1.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Output holding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2">
          <table:table-cell table:style-name="ce3" office:value-type="float" office:value="40000" calcext:value-type="float">
            <text:p>400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23" office:value-type="string" calcext:value-type="string">
            <text:p>MDAQ8 Value description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- Value 1 depends on the channel mesurement configuration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Voltage Differential H-L -&gt; <text:s/>Differential voltage between inputs H-L Voltage [V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Voltage Differential H-C &amp; H-L -&gt; <text:s/>Differential voltage between inputs H-C Voltage [V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Current -&gt; Current in input C [A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Thermocouple X-type -&gt; Temperature calculated for X-type from differential voltage between H-L (thermocouple wires ) and reference temperature [°C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RTD -&gt; Temperature calculated from measured resistance and R vs T relationship of the spesific RTD [°C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0" office:value-type="string" calcext:value-type="string">
            <text:p>- Value 2 depends on the channel mesurement configuration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0" office:value-type="string" calcext:value-type="string">
            <text:p><text:s text:c="3"/>- Voltage Differential H-C &amp; H-L -&gt; <text:s/>Differential voltage between inputs H-L Voltage [V]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style-name="ce4" office:value-type="float" office:value="40010" calcext:value-type="float">
            <text:p>400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/>
          <table:table-cell table:style-name="ce10" office:value-type="string" calcext:value-type="string">
            <text:p><text:s text:c="3"/>- Thermocouple -&gt; reference temperature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/>
          <table:table-cell table:style-name="ce10" office:value-type="string" calcext:value-type="string">
            <text:p><text:s text:c="3"/>- RTD -&gt; Element resistance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/>
          <table:table-cell table:style-name="ce10" office:value-type="string" calcext:value-type="string">
            <text:p><text:s text:c="3"/>- For other Channel configurations the value is 0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/>
          <table:table-cell table:style-name="ce11" office:value-type="string" calcext:value-type="string">
            <text:p>- Value 3 is reserved for future</text:p>
          </table:table-cell>
          <table:table-cell table:style-name="ce11" table:number-columns-repeated="11"/>
          <table:table-cell table:number-columns-repeated="1005"/>
        </table:table-row>
        <table:table-row table:style-name="ro3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/>
          <table:table-cell table:style-name="ce11" office:value-type="string" calcext:value-type="string">
            <text:p><text:s text:c="3"/>- For all Channel configurations the value is 0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5</text:p>
          </table:table-cell>
          <table:table-cell table:style-name="ce4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style-name="ce5" office:value-type="float" office:value="40020" calcext:value-type="float">
            <text:p>4002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3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5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style-name="ce6" office:value-type="float" office:value="40030" calcext:value-type="float">
            <text:p>40030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5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0040" calcext:value-type="float">
            <text:p>4004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5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8" office:value-type="float" office:value="40050" calcext:value-type="float">
            <text:p>4005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5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9" office:value-type="float" office:value="40060" calcext:value-type="float">
            <text:p>40060</text:p>
          </table:table-cell>
          <table:table-cell table:style-name="ce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5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10" office:value-type="float" office:value="40070" calcext:value-type="float">
            <text:p>40070</text:p>
          </table:table-cell>
          <table:table-cell table:style-name="ce10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5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11" office:value-type="float" office:value="40080" calcext:value-type="float">
            <text:p>40080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5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 Description V1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DAQ8 Proto Modbus register description for Software version 1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Output holding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2">
          <table:table-cell table:style-name="ce3" office:value-type="float" office:value="40000" calcext:value-type="float">
            <text:p>400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/>
          <table:table-cell table:style-name="ce23" office:value-type="string" calcext:value-type="string">
            <text:p>MDAQ8 Value description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- Value 1 depends on the channel mesurement configuration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Voltage Differential H-L -&gt; <text:s/>Differential voltage between inputs H-L Voltage [V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Voltage Differential H-C &amp; H-L -&gt; <text:s/>Differential voltage between inputs H-C Voltage [V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Current -&gt; Current in input C [A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Thermocouple with one sensor -&gt; Temperature calculated for X-type from differential voltage between H-L (thermocouple wires ) and reference temperature [°C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' <text:s text:c="2"/>- Thermocouple with two sensor -&gt; Temperature calculated for X-type from differential voltage between H-GND (thermocouple wires ) and reference temperature [°C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RTD -&gt; Temperature calculated from measured resistance and R vs T relationship of the spesific RTD [°C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Board temperature [0.01] °C</text:p>
          </table:table-cell>
          <table:table-cell table:style-name="ce22"/>
          <table:table-cell/>
          <table:table-cell table:style-name="ce10" office:value-type="string" calcext:value-type="string">
            <text:p>- Value 2 depends on the channel mesurement configuration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style-name="ce4" office:value-type="float" office:value="40010" calcext:value-type="float">
            <text:p>400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/>
          <table:table-cell table:style-name="ce10" office:value-type="string" calcext:value-type="string">
            <text:p><text:s text:c="3"/>- Voltage Differential H-C &amp; H-L -&gt; <text:s/>Differential voltage between inputs H-L Voltage [V]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/>
          <table:table-cell table:style-name="ce10" office:value-type="string" calcext:value-type="string">
            <text:p><text:s text:c="3"/>- Thermocouple with one sensor -&gt; reference temperature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/>
          <table:table-cell table:style-name="ce10" office:value-type="string" calcext:value-type="string">
            <text:p><text:s text:c="3"/>- Thermocouple with two sensor -&gt; Temperature calculated for X-type from differential voltage between L-GND (thermocouple wires ) and reference temperature [°C]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/>
          <table:table-cell table:style-name="ce10" office:value-type="string" calcext:value-type="string">
            <text:p><text:s text:c="3"/>- RTD -&gt; Element resistance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/>
          <table:table-cell table:style-name="ce10" office:value-type="string" calcext:value-type="string">
            <text:p><text:s text:c="3"/>- For other Channel configurations the value is 0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5</text:p>
          </table:table-cell>
          <table:table-cell table:style-name="ce4"/>
          <table:table-cell/>
          <table:table-cell table:style-name="ce11" office:value-type="string" calcext:value-type="string">
            <text:p>- Value 3 is reserved for future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/>
          <table:table-cell table:style-name="ce11" office:value-type="string" calcext:value-type="string">
            <text:p><text:s text:c="3"/>- Thermocouple with two sensor -&gt; reference temperature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/>
          <table:table-cell table:style-name="ce11" office:value-type="string" calcext:value-type="string">
            <text:p><text:s text:c="3"/>- For all Channel configurations the value is 0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5" office:value-type="float" office:value="40020" calcext:value-type="float">
            <text:p>4002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3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5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6" office:value-type="float" office:value="40030" calcext:value-type="float">
            <text:p>40030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5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7" office:value-type="float" office:value="40040" calcext:value-type="float">
            <text:p>4004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5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8" office:value-type="float" office:value="40050" calcext:value-type="float">
            <text:p>4005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5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9" office:value-type="float" office:value="40060" calcext:value-type="float">
            <text:p>40060</text:p>
          </table:table-cell>
          <table:table-cell table:style-name="ce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5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10" office:value-type="float" office:value="40070" calcext:value-type="float">
            <text:p>40070</text:p>
          </table:table-cell>
          <table:table-cell table:style-name="ce10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5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11" office:value-type="float" office:value="40080" calcext:value-type="float">
            <text:p>40080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5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 Description V1.3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DAQ8 Modbus register description for Software version 1.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nput / Output holding Registers (16-bit)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Input / Output holding Registers (single presicion floating point, float = <text:s/>IEEE 754 single-precision binary floating-point format)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30000 / 400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 table:style-name="ce3" office:value-type="string" calcext:value-type="string">
            <text:p>30100 / 401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/>
          <table:table-cell table:style-name="ce23" office:value-type="string" calcext:value-type="string">
            <text:p>MDAQ8 Value description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1" office:value-type="string" calcext:value-type="string">
            <text:p>- Value 1 depends on the channel mesurement configuration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Voltage Differential H-L -&gt; <text:s/>Differential voltage between inputs H-L Voltage [V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1" office:value-type="string" calcext:value-type="string">
            <text:p><text:s text:c="3"/>- Voltage Differential H-C &amp; H-L -&gt; <text:s/>Differential voltage between inputs H-C Voltage [V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Current -&gt; Current in input C [mA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1" office:value-type="string" calcext:value-type="string">
            <text:p><text:s text:c="3"/>- Thermocouple with one sensor -&gt; Temperature calculated for X-type from differential voltage between H-L (thermocouple wires ) and reference temperature [°C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Board temperature °C</text:p>
          </table:table-cell>
          <table:table-cell table:style-name="ce22"/>
          <table:table-cell/>
          <table:table-cell table:style-name="ce11" office:value-type="string" calcext:value-type="string">
            <text:p><text:s text:c="3"/>- Thermocouple with two sensor -&gt; Temperature calculated for X-type from differential voltage between H-GND (thermocouple wires ) and reference temperature [°C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1" office:value-type="string" calcext:value-type="string">
            <text:p><text:s text:c="3"/>- RTD -&gt; Temperature calculated from measured resistance and R vs T relationship of the spesific RTD [°C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Board temperature [0.01] °C</text:p>
          </table:table-cell>
          <table:table-cell table:style-name="ce22"/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0" office:value-type="string" calcext:value-type="string">
            <text:p>- Value 2 depends on the channel mesurement configuration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0" office:value-type="string" calcext:value-type="string">
            <text:p><text:s text:c="3"/>- Voltage Differential H-C &amp; H-L -&gt; <text:s/>Differential voltage between inputs H-L Voltage [V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4" office:value-type="string" calcext:value-type="string">
            <text:p>30010 / 400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 table:style-name="ce4" office:value-type="string" calcext:value-type="string">
            <text:p>30110 / 401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/>
          <table:table-cell table:style-name="ce10" office:value-type="string" calcext:value-type="string">
            <text:p><text:s text:c="3"/>- Thermocouple with two sensor -&gt; Temperature calculated for X-type from differential voltage between L-GND (thermocouple wires ) and reference temperature [°C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<text:s text:c="3"/>- RTD -&gt; Element resistance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/>
          <table:table-cell table:style-name="ce11" office:value-type="string" calcext:value-type="string">
            <text:p>- Value 3 depends on the channel mesurement configuration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1" office:value-type="string" calcext:value-type="string">
            <text:p><text:s text:c="3"/>- Differential and Single-Ended modes -&gt; Current in input C [mA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5</text:p>
          </table:table-cell>
          <table:table-cell table:style-name="ce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/>
          <table:table-cell table:style-name="ce11" office:value-type="string" calcext:value-type="string">
            <text:p><text:s text:c="3"/>- Thermocouple -&gt; reference temperature [°C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1012"/>
        </table:table-row>
        <table:table-row table:style-name="ro2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23" office:value-type="string" calcext:value-type="string">
            <text:p>Modbus register byte / bit order. Modbus Word size is 16bits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/>
          <table:table-cell table:style-name="ce25" office:value-type="string" calcext:value-type="string" table:number-columns-spanned="2" table:number-rows-spanned="1">
            <text:p>16-bit Integer (Big Endian)</text:p>
          </table:table-cell>
          <table:covered-table-cell table:style-name="ce26"/>
          <table:table-cell table:style-name="ce11"/>
          <table:table-cell table:style-name="ce25" office:value-type="string" calcext:value-type="string" table:number-columns-spanned="4" table:number-rows-spanned="1">
            <text:p>32-bit Integer / 32-bit Floating point</text:p>
          </table:table-cell>
          <table:covered-table-cell table:number-columns-repeated="3" table:style-name="ce25"/>
          <table:table-cell table:style-name="ce11" table:number-columns-repeated="5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25" office:value-type="string" calcext:value-type="string">
            <text:p>MSB</text:p>
          </table:table-cell>
          <table:table-cell table:style-name="ce25" office:value-type="string" calcext:value-type="string">
            <text:p>LSB</text:p>
          </table:table-cell>
          <table:table-cell table:style-name="ce11"/>
          <table:table-cell table:style-name="ce25" office:value-type="string" calcext:value-type="string" table:number-columns-spanned="2" table:number-rows-spanned="1">
            <text:p>Register N+1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Register N</text:p>
          </table:table-cell>
          <table:covered-table-cell table:style-name="ce25"/>
          <table:table-cell table:style-name="ce11" table:number-columns-repeated="5"/>
          <table:table-cell table:number-columns-repeated="999"/>
        </table:table-row>
        <table:table-row table:style-name="ro2">
          <table:table-cell table:style-name="ce5" office:value-type="string" calcext:value-type="string">
            <text:p>30020 / 4002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style-name="ce5" office:value-type="string" calcext:value-type="string">
            <text:p>30120 / 4012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/>
          <table:table-cell table:style-name="ce11" table:number-columns-repeated="3"/>
          <table:table-cell table:style-name="ce25" office:value-type="string" calcext:value-type="string">
            <text:p>Byte3 (MSB)</text:p>
          </table:table-cell>
          <table:table-cell table:style-name="ce25" office:value-type="string" calcext:value-type="string">
            <text:p>Byte2</text:p>
          </table:table-cell>
          <table:table-cell table:style-name="ce25" office:value-type="string" calcext:value-type="string">
            <text:p>Byte1</text:p>
          </table:table-cell>
          <table:table-cell table:style-name="ce25" office:value-type="string" calcext:value-type="string">
            <text:p>Byte0 (LSB)</text:p>
          </table:table-cell>
          <table:table-cell table:style-name="ce11" table:number-columns-repeated="5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3</text:p>
          </table:table-cell>
          <table:table-cell table:style-name="ce5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5</text:p>
          </table:table-cell>
          <table:table-cell table:style-name="ce5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 </text:p>
          </table:table-cell>
          <table:table-cell table:style-name="ce5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6" office:value-type="string" calcext:value-type="string">
            <text:p>30030 / 40030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style-name="ce6" office:value-type="string" calcext:value-type="string">
            <text:p>30130 / 40130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5</text:p>
          </table:table-cell>
          <table:table-cell table:style-name="ce6"/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7" office:value-type="string" calcext:value-type="string">
            <text:p>30040 / 4004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style-name="ce7" office:value-type="string" calcext:value-type="string">
            <text:p>30140 / 4014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5</text:p>
          </table:table-cell>
          <table:table-cell table:style-name="ce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style-name="ce8" office:value-type="string" calcext:value-type="string">
            <text:p>30050 / 4005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style-name="ce8" office:value-type="string" calcext:value-type="string">
            <text:p>30150 / 4015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5</text:p>
          </table:table-cell>
          <table:table-cell table:style-name="ce8"/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style-name="ce9" office:value-type="string" calcext:value-type="string">
            <text:p>30060 / 40060</text:p>
          </table:table-cell>
          <table:table-cell table:style-name="ce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style-name="ce9" office:value-type="string" calcext:value-type="string">
            <text:p>30160 / 40160</text:p>
          </table:table-cell>
          <table:table-cell table:style-name="ce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5</text:p>
          </table:table-cell>
          <table:table-cell table:style-name="ce9"/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style-name="ce10" office:value-type="string" calcext:value-type="string">
            <text:p>30070 / 40070</text:p>
          </table:table-cell>
          <table:table-cell table:style-name="ce1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style-name="ce10" office:value-type="string" calcext:value-type="string">
            <text:p>30170 / 40170</text:p>
          </table:table-cell>
          <table:table-cell table:style-name="ce1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5</text:p>
          </table:table-cell>
          <table:table-cell table:style-name="ce10"/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style-name="ce11" office:value-type="string" calcext:value-type="string">
            <text:p>30080 / 40080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style-name="ce11" office:value-type="string" calcext:value-type="string">
            <text:p>30180 / 40180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5</text:p>
          </table:table-cell>
          <table:table-cell table:style-name="ce11"/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 Description V1.4" table:style-name="ta4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10" table:default-cell-style-name="Default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MDAQ8 Modbus register description for Software version 1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Input / Output holding Registers (16-bit)</text:p>
          </table:table-cell>
          <table:table-cell table:style-name="ce2" table:number-columns-repeated="2"/>
          <table:table-cell table:number-columns-repeated="3"/>
          <table:table-cell table:style-name="ce27" office:value-type="string" calcext:value-type="string" table:number-columns-spanned="14" table:number-rows-spanned="1">
            <text:p>Input / Output holding Registers (single presicion floating point, float = <text:s/>IEEE 754 single-precision binary floating-point format)</text:p>
          </table:table-cell>
          <table:covered-table-cell table:number-columns-repeated="2" table:style-name="ce2"/>
          <table:covered-table-cell table:number-columns-repeated="11"/>
          <table:table-cell table:number-columns-repeated="1004"/>
        </table:table-row>
        <table:table-row table:style-name="ro2"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30000 / 400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 table:style-name="ce3" office:value-type="string" calcext:value-type="string">
            <text:p>30100 / 401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/>
          <table:table-cell table:style-name="ce23" office:value-type="string" calcext:value-type="string">
            <text:p>MDAQ8 Value description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28" office:value-type="string" calcext:value-type="string">
            <text:p>- Measurement index is running number of measurement (from the power up)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28" office:value-type="string" calcext:value-type="string">
            <text:p><text:s text:c="3"/>- 16-bit register overflows at 32678 and next value is 0. 32678 is the maximum value of 16-bit signed integer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28" office:value-type="string" calcext:value-type="string">
            <text:p><text:s text:c="3"/>- 32-bit register overflows at 16777215 and next value is 0. 16777215 is the maximum integer value of <text:s/>IEEE 754 single-precision binary floating-point format which is not rounded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28" office:value-type="string" calcext:value-type="string">
            <text:p>- Board temperature is the average value from 3 temperature sensors on the board.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28" office:value-type="string" calcext:value-type="string">
            <text:p><text:s text:c="3"/>- The resolution of the temperature in the 16-bit register is 0.01°C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Board temperature °C</text:p>
          </table:table-cell>
          <table:table-cell table:style-name="ce22"/>
          <table:table-cell/>
          <table:table-cell table:style-name="ce10" office:value-type="string" calcext:value-type="string">
            <text:p>- Value 1 depends on the channel mesurement configuration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0" office:value-type="string" calcext:value-type="string">
            <text:p><text:s text:c="3"/>- Voltage Differential H-L -&gt; <text:s/>Differential voltage between inputs H-L Voltage [V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Board temperature [0.01] °C</text:p>
          </table:table-cell>
          <table:table-cell table:style-name="ce22"/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0" office:value-type="string" calcext:value-type="string">
            <text:p><text:s text:c="3"/>- Voltage Differential H-C &amp; H-L -&gt; <text:s/>Differential voltage between inputs H-C Voltage [V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0" office:value-type="string" calcext:value-type="string">
            <text:p><text:s text:c="3"/>- Current -&gt; Current in input C [mA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4" office:value-type="string" calcext:value-type="string">
            <text:p>30010 / 400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 table:style-name="ce4" office:value-type="string" calcext:value-type="string">
            <text:p>30110 / 401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/>
          <table:table-cell table:style-name="ce10" office:value-type="string" calcext:value-type="string">
            <text:p><text:s text:c="3"/>- Thermocouple with one sensor -&gt; Temperature calculated for X-type from differential voltage between H-L (thermocouple wires ) and reference temperature [°C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<text:s text:c="3"/>- Thermocouple with two sensor -&gt; Temperature calculated for X-type from differential voltage between H-GND (thermocouple wires ) and reference temperature [°C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/>
          <table:table-cell table:style-name="ce10" office:value-type="string" calcext:value-type="string">
            <text:p><text:s text:c="3"/>- RTD -&gt; Temperature calculated from measured resistance and R vs T relationship of the spesific RTD [°C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1" office:value-type="string" calcext:value-type="string">
            <text:p>- Value 2 depends on the channel mesurement configuration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Over Range Warning</text:p>
          </table:table-cell>
          <table:table-cell table:style-name="ce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/>
          <table:table-cell table:style-name="ce11" office:value-type="string" calcext:value-type="string">
            <text:p><text:s text:c="3"/>- Voltage Differential H-C &amp; H-L -&gt; <text:s/>Differential voltage between inputs H-L Voltage [V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1" office:value-type="string" calcext:value-type="string">
            <text:p><text:s text:c="3"/>- Thermocouple with two sensor -&gt; Temperature calculated for X-type from differential voltage between L-GND (thermocouple wires ) and reference temperature [°C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/>
          <table:table-cell table:style-name="ce11" office:value-type="string" calcext:value-type="string">
            <text:p><text:s text:c="3"/>- RTD -&gt; Element resistance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- Value 3 depends on the channel mesurement configuration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Over Range Warning</text:p>
          </table:table-cell>
          <table:table-cell table:style-name="ce4"/>
          <table:table-cell/>
          <table:table-cell table:style-name="ce10" office:value-type="string" calcext:value-type="string">
            <text:p><text:s text:c="3"/>- Differential and Single-Ended modes -&gt; Current in input C [mA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<text:s text:c="3"/>- Thermocouple -&gt; reference temperature [°C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5" office:value-type="string" calcext:value-type="string">
            <text:p>30020 / 4002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style-name="ce5" office:value-type="string" calcext:value-type="string">
            <text:p>30120 / 4012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/>
          <table:table-cell table:style-name="ce11" office:value-type="string" calcext:value-type="string">
            <text:p>- Value 4 Reserved for future purpose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1" table:number-columns-repeated="12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3</text:p>
          </table:table-cell>
          <table:table-cell table:style-name="ce5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/>
          <table:table-cell table:style-name="ce10" office:value-type="string" calcext:value-type="string">
            <text:p>- Over Range Warning (ORW) informs that measurement is in the proximity of the measurement limits. NOTE!! The measurement value might be valid even if the warning is risen.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0" office:value-type="string" calcext:value-type="string">
            <text:p><text:s text:c="3"/>- If The ORW register is non-zero some of the value/values in the channel has risen warning. More detailed explanation is below.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Over Range Warning</text:p>
          </table:table-cell>
          <table:table-cell table:style-name="ce5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 </text:p>
          </table:table-cell>
          <table:table-cell table:style-name="ce5"/>
          <table:table-cell/>
          <table:table-cell table:style-name="ce10" office:value-type="string" calcext:value-type="string">
            <text:p><text:s text:c="3"/>- In the ORW register each measurement value of the channel is represented by a bit (power of two) and the register contains sum these bits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0" office:value-type="string" calcext:value-type="string">
            <text:p><text:s text:c="6"/>- Value 1 is 1. bit =&gt; 2° = 1, <text:s/>Value 2 is 2. bit =&gt; 2¹ = 2, <text:s/>Value 3 is 3. bit =&gt; 2² = 4, <text:s/>Value 4 is 4. bit =&gt; 2³ = 8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/>
          <table:table-cell table:style-name="ce10" office:value-type="string" calcext:value-type="string">
            <text:p><text:s text:c="6"/>- For example, If the ORW is risen for values 1 and 3 OWR register contains value = 1×2°+0×2¹+1×2²+0×2³ = 1×1+0×2+1×4+0×8 = 1+4 = 5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0" office:value-type="string" calcext:value-type="string">
            <text:p><text:s text:c="3"/>- In Voltage and Current modes the ORW is risen when the value is 5% below the measurement range limits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Over Range Warning</text:p>
          </table:table-cell>
          <table:table-cell table:style-name="ce5"/>
          <table:table-cell/>
          <table:table-cell table:style-name="ce10" office:value-type="string" calcext:value-type="string">
            <text:p><text:s text:c="3"/>- For sensors the OWR depends on range of the sensor. See TBD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6" office:value-type="string" calcext:value-type="string">
            <text:p>30030 / 40030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style-name="ce6" office:value-type="string" calcext:value-type="string">
            <text:p>30130 / 40130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23" office:value-type="string" calcext:value-type="string">
            <text:p>Modbus register byte / bit order. Modbus Word size is 16bits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/>
          <table:table-cell table:style-name="ce25" office:value-type="string" calcext:value-type="string" table:number-columns-spanned="2" table:number-rows-spanned="1">
            <text:p>16-bit Integer (Big Endian)</text:p>
          </table:table-cell>
          <table:covered-table-cell table:style-name="ce26"/>
          <table:table-cell table:style-name="ce11"/>
          <table:table-cell table:style-name="ce25" office:value-type="string" calcext:value-type="string" table:number-columns-spanned="4" table:number-rows-spanned="1">
            <text:p>32-bit Integer / 32-bit Floating point</text:p>
          </table:table-cell>
          <table:covered-table-cell table:number-columns-repeated="3" table:style-name="ce25"/>
          <table:table-cell table:style-name="ce11" table:number-columns-repeated="5"/>
          <table:table-cell table:number-columns-repeated="999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25" office:value-type="string" calcext:value-type="string">
            <text:p>MSB</text:p>
          </table:table-cell>
          <table:table-cell table:style-name="ce25" office:value-type="string" calcext:value-type="string">
            <text:p>LSB</text:p>
          </table:table-cell>
          <table:table-cell table:style-name="ce11"/>
          <table:table-cell table:style-name="ce25" office:value-type="string" calcext:value-type="string" table:number-columns-spanned="2" table:number-rows-spanned="1">
            <text:p>Register N+1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Register N</text:p>
          </table:table-cell>
          <table:covered-table-cell table:style-name="ce25"/>
          <table:table-cell table:style-name="ce11" table:number-columns-repeated="5"/>
          <table:table-cell table:number-columns-repeated="999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Over Range Warning</text:p>
          </table:table-cell>
          <table:table-cell table:style-name="ce6"/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/>
          <table:table-cell table:style-name="ce11" table:number-columns-repeated="3"/>
          <table:table-cell table:style-name="ce25" office:value-type="string" calcext:value-type="string">
            <text:p>Byte3 (MSB)</text:p>
          </table:table-cell>
          <table:table-cell table:style-name="ce25" office:value-type="string" calcext:value-type="string">
            <text:p>Byte2</text:p>
          </table:table-cell>
          <table:table-cell table:style-name="ce25" office:value-type="string" calcext:value-type="string">
            <text:p>Byte1</text:p>
          </table:table-cell>
          <table:table-cell table:style-name="ce25" office:value-type="string" calcext:value-type="string">
            <text:p>Byte0 (LSB)</text:p>
          </table:table-cell>
          <table:table-cell table:style-name="ce11" table:number-columns-repeated="5"/>
          <table:table-cell table:number-columns-repeated="999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Over Range Warning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7" office:value-type="string" calcext:value-type="string">
            <text:p>30040 / 4004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style-name="ce7" office:value-type="string" calcext:value-type="string">
            <text:p>30140 / 4014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Over Range Warning</text:p>
          </table:table-cell>
          <table:table-cell table:style-name="ce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Over Range Warning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style-name="ce8" office:value-type="string" calcext:value-type="string">
            <text:p>30050 / 4005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style-name="ce8" office:value-type="string" calcext:value-type="string">
            <text:p>30150 / 4015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Over Range Warning</text:p>
          </table:table-cell>
          <table:table-cell table:style-name="ce8"/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Over Range Warning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style-name="ce9" office:value-type="string" calcext:value-type="string">
            <text:p>30060 / 40060</text:p>
          </table:table-cell>
          <table:table-cell table:style-name="ce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style-name="ce9" office:value-type="string" calcext:value-type="string">
            <text:p>30160 / 40160</text:p>
          </table:table-cell>
          <table:table-cell table:style-name="ce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Over Range Warning</text:p>
          </table:table-cell>
          <table:table-cell table:style-name="ce9"/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Over Range Warning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style-name="ce10" office:value-type="string" calcext:value-type="string">
            <text:p>30070 / 40070</text:p>
          </table:table-cell>
          <table:table-cell table:style-name="ce1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style-name="ce10" office:value-type="string" calcext:value-type="string">
            <text:p>30170 / 40170</text:p>
          </table:table-cell>
          <table:table-cell table:style-name="ce1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Over Range Warning</text:p>
          </table:table-cell>
          <table:table-cell table:style-name="ce10"/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Over Range Warning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style-name="ce11" office:value-type="string" calcext:value-type="string">
            <text:p>30080 / 40080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style-name="ce11" office:value-type="string" calcext:value-type="string">
            <text:p>30180 / 40180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Over Range Warning</text:p>
          </table:table-cell>
          <table:table-cell table:style-name="ce11"/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Over Range Warning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gister_20_Description_20_V1.0" style:display-name="PageStyle_Register Description V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3" style:display-name="PageStyle_Register Description V1.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1" style:display-name="PageStyle_Register Description V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4" style:display-name="PageStyle_Register Description V1.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u Honkavaara</meta:initial-creator>
    <meta:creation-date>2013-11-28T10:17:42</meta:creation-date>
    <dc:date>2019-12-22T22:05:43.612457884</dc:date>
    <meta:generator>LibreOffice/6.2.0.3$Linux_X86_64 LibreOffice_project/98c6a8a1c6c7b144ce3cc729e34964b47ce25d62</meta:generator>
    <meta:editing-duration>PT3M4S</meta:editing-duration>
    <meta:editing-cycles>1</meta:editing-cycles>
    <meta:document-statistic meta:table-count="4" meta:cell-count="176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